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A6448848A39231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64000000384A6448848A392316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2:45:12.280000000</meta:creation-date>
    <dc:date>2019-01-07T12:45:55.466000000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5.2$Windows_X86_64 LibreOffice_project/54c8cbb85f300ac59db32fe8a675ff7683cd5a16</meta:generator>
  </office:meta>
</office:document-meta>
</file>